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-image-width="0in" draw:fill-image-height="0in"/>
      <style:paragraph-properties fo:margin-top="0in" fo:margin-bottom="0.0799in" loext:contextual-spacing="false" fo:line-height="115%" fo:hyphenation-ladder-count="no-limit" style:page-number="auto" style:shadow="none"/>
      <style:text-properties style:text-position="0% 100%" style:font-name="Carlito" officeooo:rsid="00210d56" officeooo:paragraph-rsid="00210d56" fo:hyphenate="true" fo:hyphenation-remain-char-count="2" fo:hyphenation-push-char-count="2"/>
    </style:style>
    <style:style style:name="P2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10d56" officeooo:paragraph-rsid="00210d56" fo:hyphenate="true" fo:hyphenation-remain-char-count="2" fo:hyphenation-push-char-count="2"/>
    </style:style>
    <style:style style:name="T1" style:family="text">
      <style:text-properties officeooo:rsid="002461c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ings so far:</text:p>
      <text:list xml:id="list2155431727983065130" text:style-name="L1">
        <text:list-item>
          <text:p text:style-name="P2">Linear fixed effect regressions and first difference analyses consistently found:</text:p>
          <text:list>
            <text:list-item>
              <text:p text:style-name="P2">Positive effect i.e. increase in transfer after 2007 and 2016 elections</text:p>
            </text:list-item>
            <text:list-item>
              <text:p text:style-name="P2">Negative effect i.e. decrease in transfer after 2011 election</text:p>
            </text:list-item>
          </text:list>
        </text:list-item>
        <text:list-item>
          <text:p text:style-name="P2">Synthetic control methods found</text:p>
          <text:list>
            <text:list-item>
              <text:p text:style-name="P2">Positive effect in all three elections</text:p>
            </text:list-item>
          </text:list>
        </text:list-item>
        <text:list-item>
          <text:p text:style-name="P2">Difference between linear fixed effect and synthetic control:</text:p>
          <text:list>
            <text:list-item>
              <text:p text:style-name="P2">Linear fixed effect can account for unobserved time-invariant confounders</text:p>
            </text:list-item>
            <text:list-item>
              <text:p text:style-name="P2">Synthetic control can account for dynamic causal relationship</text:p>
            </text:list-item>
          </text:list>
        </text:list-item>
        <text:list-item>
          <text:p text:style-name="P2">So what could explain the difference in the result for the 2011 election</text:p>
          <text:list>
            <text:list-item>
              <text:p text:style-name="P2">Either there is unobserved time-invariant confounders that make defeated province in 2011 start out with higher pre-treatment transfer</text:p>
            </text:list-item>
            <text:list-item>
              <text:p text:style-name="P2">Or there is dynamic causal relationship i.e. treatment in 2007 affecting outcomes in 2011 (unlikely) or outcomes in 2007 affecting treatment in 2011 (likely)</text:p>
            </text:list-item>
            <text:list-item>
              <text:p text:style-name="P2">What ever the underlying disturbance is, it is muted in 201<text:span text:style-name="T1">6-2017</text:span></text:p>
              <text:list>
                <text:list-item>
                  <text:p text:style-name="P2">So maybe not time-invariant confounders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7:00:35.015472744</meta:creation-date>
    <dc:title>Microsoft Office</dc:title>
    <meta:editing-duration>PT42S</meta:editing-duration>
    <meta:editing-cycles>3</meta:editing-cycles>
    <meta:generator>LibreOffice/5.1.4.2$Linux_X86_64 LibreOffice_project/10m0$Build-2</meta:generator>
    <dc:date>2017-02-24T17:22:08.855746694</dc:date>
    <meta:document-statistic meta:table-count="0" meta:image-count="0" meta:object-count="0" meta:page-count="1" meta:paragraph-count="14" meta:word-count="152" meta:character-count="974" meta:non-whitespace-character-count="849"/>
    <meta:template xlink:type="simple" xlink:actuate="onRequest" xlink:title="Microsoft Office" xlink:href="../../../../../../../home/mdtrinh/.config/libreoffice/4/user/template/Microsoft%20Office.ott" meta:date="2017-02-24T17:00:34.788633561"/>
  </office:meta>
</office:document-meta>
</file>